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4.703cm" fo:min-width="13.47cm"/>
    </style:style>
    <style:style style:name="gr2" style:family="graphic" style:parent-style-name="standard">
      <style:graphic-properties draw:fill-color="#ff6633" draw:textarea-horizontal-align="justify" draw:textarea-vertical-align="middle" draw:auto-grow-height="false" fo:min-height="1.655cm" fo:min-width="2.675cm"/>
    </style:style>
    <style:style style:name="gr3" style:family="graphic" style:parent-style-name="standard">
      <style:graphic-properties draw:fill-color="#9999ff" draw:textarea-horizontal-align="justify" draw:textarea-vertical-align="middle" draw:auto-grow-height="false" fo:min-height="1.906cm" fo:min-width="2.105cm"/>
    </style:style>
    <style:style style:name="gr4" style:family="graphic" style:parent-style-name="standard">
      <style:graphic-properties draw:fill-color="#b3b3b3" draw:textarea-horizontal-align="justify" draw:textarea-vertical-align="middle" draw:auto-grow-height="false" fo:min-height="1.655cm" fo:min-width="3.31cm"/>
    </style:style>
    <style:style style:name="gr5" style:family="graphic" style:parent-style-name="standard">
      <style:graphic-properties draw:fill-color="#579d1c" draw:textarea-horizontal-align="justify" draw:textarea-vertical-align="middle" draw:auto-grow-height="false" fo:min-height="2.132cm" fo:min-width="1.787cm"/>
    </style:style>
    <style:style style:name="gr6" style:family="graphic" style:parent-style-name="standard">
      <style:graphic-properties draw:fill-color="#aecf00" draw:textarea-horizontal-align="justify" draw:textarea-vertical-align="middle" draw:auto-grow-height="false" fo:min-height="2.132cm" fo:min-width="1.787cm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1.655cm" fo:min-width="3.31cm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2.6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loext:graphic-properties draw:fill-color="#ff6633"/>
      <style:paragraph-properties fo:text-align="center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-color="#9999ff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b3b3b3"/>
      <style:paragraph-properties fo:text-align="center"/>
    </style:style>
    <style:style style:name="P7" style:family="paragraph">
      <loext:graphic-properties draw:fill-color="#579d1c"/>
      <style:paragraph-properties fo:text-align="center"/>
    </style:style>
    <style:style style:name="P8" style:family="paragraph">
      <loext:graphic-properties draw:fill-color="#aecf00"/>
      <style:paragraph-properties fo:text-align="center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3.97cm" svg:height="4.953cm" svg:x="1.127cm" svg:y="1.127cm">
          <text:p text:style-name="P1">Wrapper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905cm" svg:x="2.27cm" svg:y="3.159cm">
          <text:p text:style-name="P1">Database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683cm" svg:height="3.048cm" svg:x="10.779cm" svg:y="2.524cm">
          <text:p text:style-name="P4"><text:span text:style-name="T1">DatabaseFiles</text:span></text:p>
          <text:p text:style-name="P4"><text:span text:style-name="T1">.propert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81cm" svg:height="1.905cm" svg:x="1.889cm" svg:y="6.461cm">
          <text:p text:style-name="P1">MySQL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286cm" svg:height="3.81cm" svg:x="11.287cm" svg:y="9.382cm">
          <text:p text:style-name="P1">NoSQL</text:p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8" draw:layer="layout" svg:width="2.286cm" svg:height="3.81cm" svg:x="2.524cm" svg:y="9.255cm">
          <text:p text:style-name="P1">SQL</text:p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9" draw:layer="layout" svg:width="3.81cm" svg:height="1.905cm" svg:x="10.525cm" svg:y="6.588cm">
          <text:p text:style-name="P1">MongoDB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175cm" svg:height="1.905cm" svg:x="6.715cm" svg:y="3.159cm">
          <text:p text:style-name="P1">Properties</text:p>
          <text:p text:style-name="P1">Handler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9.89cm" svg:y1="4.048cm" svg:x2="10.779cm" svg:y2="4.048cm">
          <text:p/>
        </draw:line>
        <draw:line draw:style-name="gr9" draw:text-style-name="P10" draw:layer="layout" svg:x1="5.445cm" svg:y1="4.175cm" svg:x2="6.715cm" svg:y2="4.175cm">
          <text:p/>
        </draw:line>
        <draw:line draw:style-name="gr10" draw:text-style-name="P10" draw:layer="layout" svg:x1="3.794cm" svg:y1="1.889cm" svg:x2="3.794cm" svg:y2="3.159cm">
          <text:p/>
        </draw:line>
        <draw:frame draw:style-name="gr11" draw:text-style-name="P11" draw:layer="layout" svg:width="2.441cm" svg:height="0.962cm" svg:x="2.623cm" svg:y="1.054cm">
          <draw:text-box>
            <text:p>Ordres</text:p>
          </draw:text-box>
        </draw:frame>
        <draw:line draw:style-name="gr9" draw:text-style-name="P10" draw:layer="layout" svg:x1="3.667cm" svg:y1="5.064cm" svg:x2="3.667cm" svg:y2="6.461cm">
          <text:p/>
        </draw:line>
        <draw:line draw:style-name="gr9" draw:text-style-name="P10" draw:layer="layout" svg:x1="3.667cm" svg:y1="5.064cm" svg:x2="10.525cm" svg:y2="6.969cm">
          <text:p/>
        </draw:line>
        <draw:line draw:style-name="gr9" draw:text-style-name="P10" draw:layer="layout" svg:x1="3.667cm" svg:y1="8.366cm" svg:x2="3.667cm" svg:y2="9.255cm">
          <text:p/>
        </draw:line>
        <draw:line draw:style-name="gr9" draw:text-style-name="P10" draw:layer="layout" svg:x1="12.43cm" svg:y1="8.493cm" svg:x2="12.43cm" svg:y2="9.3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1T00:21:41.830000000</meta:creation-date>
    <dc:date>2015-12-01T00:37:36.185000000</dc:date>
    <meta:editing-duration>PT16M5S</meta:editing-duration>
    <meta:editing-cycles>3</meta:editing-cycles>
    <meta:generator>LibreOffice/4.4.5.2$Windows_x86 LibreOffice_project/a22f674fd25a3b6f45bdebf25400ed2adff0ff99</meta:generator>
    <meta:document-statistic meta:object-count="16"/>
  </office:meta>
</office:document-meta>
</file>